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426374" text:style-name="L1">
        <text:list-item>
          <text:p text:style-name="P1">Evaluation_intro_cosc:<text:tab/>Student made game to teach arrays and loops (reported to be hardest part of learning to program). Game lets students reprogram parts and watch as the program steps through each line. Positive results showing students learned better and were more interested when using the game. Showed playing learning games <text:span text:style-name="T1">before</text:span><text:span text:style-name="T2"> coding is beneficial. Look at test info for example of cosc test following blooms taxonomy. Talks about lower performance found in gamers.</text:span></text:p>
        </text:list-item>
        <text:list-item>
          <text:p text:style-name="P2">level_up_framework:<text:tab/><text:tab/>Makes use of Game2Learn project. Data driven analysis of learning, using data mining and statisical techniques. System promises good game evaulation potential, recording useful data such as problem completion time and problem accuracy. Plan to find learning curves (problem completion time and problem accuracy) for non-educational games as well as educational games and compare them, their theroy is that non-educational games will have better curves and the educational games would do well to learn from them. Games developed using this framework will be placed online and ranked in order of best learning curves so everyone can play them and know which ones teach best.</text:p>
        </text:list-item>
        <text:list-item>
          <text:p text:style-name="P2">Arrays_and_loops:<text:tab/><text:tab/>Describes Wu's castle, a type A 2D RPG used to teach loops and arrays. The game is also evaulated using pre &amp; post tests and a survey. The evaulation of the games effectiveness shows it increased students grades. However, the game only increased grades compared to students who did nothing instead of playing the game, which means that this evaulation doesn't show the game gives better learning than any normal measure, only that it can be used to learn from (although the students only played the game for only about ½ and hour, so it is at least impresive that this much of a difference can be made in such a short amount of time).</text:p>
        </text:list-item>
        <text:list-item>
          <text:p text:style-name="P2">board_game_internet_engineering:<text:tab/>Describes the peering game, a board game about internet engineering. Contains a game theroy definition of what a game is described by. Paper states "peering game has in general achieved a positive learning experience"</text:p>
        </text:list-item>
        <text:list-item>
          <text:p text:style-name="P2">Distributied_Games:<text:tab/><text:tab/>Describes a programming assignment on the topic of distributed systems with game elements. The students are maintaining a website in teams and the game elements of the project come into play when artifical traffic is generated and breaks a part of the site. The paper describes the game as ending up in a "sort of fire fighting exciserise" (presumably the students find "fires", or broken parts of the site, and must fix them before more spring up and they are overwhelmed). Look at reference 13, it should talk about the ameirican federation of scientists talking about benefits of digital games for learning. Also check out [18],[11],[2] for other COSC games. Game elements seem to have been very motivating</text:p>
        </text:list-item>
        <text:list-item>
          <text:p text:style-name="P2">Game2Learn:<text:tab/><text:tab/><text:tab/>See [25,26,27,28,31] for more COSC games. [16] shows that non-violent gaming assignments motivate women equally as well as men. Made two games, one a simple 2d "childish" rpg (in their words), the other a more complex 3D rpg. An evaulation was done with a pre and post test, everyone played both games inbetween the pre and post tests. Found low marks on pre and post tests, no learning was found, but neither was any expected due to the limited amount of time speant playing the games. The students said they found the game motivating and encouraged futher developement.</text:p>
        </text:list-item>
        <text:list-item>
          <text:p text:style-name="P2">Game_days:<text:tab/><text:tab/><text:tab/>See [11,12,13,14] for game based learning references. Uses "game days" where students get role play as agents in multiagent systems competing to solve some goal. The game days where very well recieved each positive point scoring at least 4/5 on the survey done. The students even ranked the game days as the most useful part of the course, above the final project and lectures.</text:p>
        </text:list-item>
        <text:list-item>
          <text:p text:style-name="P2">Game_elements:<text:tab/><text:tab/>Using beadloom software to teach students, however they avoided iteration concepts. Introduced Game elements ot beadloom software to encourage students to use iteration more. Gave students the callenge of finding the least number of functions to create a pattern. Sounds somewhat similar to lightbot. At the end they held a competition to see who could solve the pattern in the fewest amount of moves in the shortest amount of time. Very well recieved by high schoolers (4.28 out of 5 for fun, 4.33 out of 5 <text:soft-page-break/>overall), less well recieved by middle schoolers (3.7 out of 5 for fun, still not bad). Plan to extend game elements to more learning software.</text:p>
        </text:list-item>
        <text:list-item>
          <text:p text:style-name="P2">Operating_systems:<text:tab/><text:tab/><text:tab/>Describes several in class games used to teach general computer science concepts. Students enjoyed the games, however evaulations of their learning gains showed neither a lose or no gain. This, it seeems, is because the games came at the cost of lecture time and by the nature of the games they probably would have been more suited to taking lab time (The games refenforced ideas with practice).</text:p>
        </text:list-item>
        <text:list-item>
          <text:p text:style-name="P2">Protocols:<text:tab/><text:tab/><text:tab/><text:tab/>Describes a simulation game designed to help teach networking protocols to high school students. This was designed because not many students where understanding networking protocols from other methods. Significant increase in grades for students that played the game, from an average of 68 to an average of 87.</text:p>
        </text:list-item>
        <text:list-item>
          <text:p text:style-name="P2">SimSE:<text:tab/><text:tab/><text:tab/><text:tab/>Talks about the game SimSE along with previous studies done on it finding that it teaches effectively and is enjoyed. The focus of this paper is extending the study to classes from other instatu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6H50M28S</meta:editing-duration>
    <meta:editing-cycles>52</meta:editing-cycles>
    <meta:generator>OpenOffice.org/3.2$Win32 OpenOffice.org_project/320m18$Build-9502</meta:generator>
    <dc:date>2011-11-22T15:33:58.65</dc:date>
    <dc:creator>Ben Gibson</dc:creator>
    <meta:document-statistic meta:table-count="0" meta:image-count="0" meta:object-count="0" meta:page-count="2" meta:paragraph-count="11" meta:word-count="887" meta:character-count="5405"/>
    <meta:user-defined meta:name="Info 1"/>
    <meta:user-defined meta:name="Info 2"/>
    <meta:user-defined meta:name="Info 3"/>
    <meta:user-defined meta:name="Info 4"/>
  </office:meta>
</office:document-meta>
</file>